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start" style:justify-single-word="false"/>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4" style:family="paragraph" style:parent-style-name="Standard">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5" style:family="paragraph" style:parent-style-name="Standard">
      <style:paragraph-properties fo:text-align="start"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fo:break-before="pag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3" style:family="paragraph" style:parent-style-name="Standard" style:list-style-name="L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4"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5" style:family="paragraph" style:parent-style-name="Standard" style:list-style-name="L4">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17"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L5">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list-style-name="L6">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list-style-name="L7">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2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 style:family="text">
      <style:text-properties style:text-position="super 58%"/>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inux Community Software Installer (LCSI)</text:p>
      <text:p text:style-name="P9">Requirements Document</text:p>
      <text:p text:style-name="P9"/>
      <text:p text:style-name="P7">Introduction – Why am I building this?</text:p>
      <text:p text:style-name="P1"/>
      <text:p text:style-name="P1">Being part of the #opensourcemusicians chat room on Freenode and having direct access to several developers in the room (who in turn more developers), I find several of them struggle with making enough money to continue contributing so extensively to the Open Source Community without having to find a full-time job (thus taking away their time to program).</text:p>
      <text:p text:style-name="P1"/>
      <text:p text:style-name="P1">One of the reasons for this (not the only reason, just one of them) is that most Linux users tend to install their free Open Source software directly through their distribution's repos. <text:s/>The users do not typically go to the software's website before using/installing, and so they never even see the donate buttons. <text:s/>The goal of this is simply to make a package manager that will allow users to see what software is accepting donations when they go to install the program. <text:s/>The donations would be purely optional.</text:p>
      <text:p text:style-name="P1"/>
      <text:p text:style-name="P1">Someone asked me why I wasn't just trying to fork the package managers already out there and submitting updates to the developers to have this added. <text:s/>I think my answer to that is three fold:</text:p>
      <text:p text:style-name="P1"/>
      <text:list xml:id="list2623468413819060513" text:style-name="L1">
        <text:list-item>
          <text:list>
            <text:list-item>
              <text:list>
                <text:list-item>
                  <text:p text:style-name="P12">I thought of the Command Line installers, and although they could easily add an additional flag that people could use to donate, it wouldn't be readily visible on those installers that they can donate to a particular developer.<text:line-break/></text:p>
                </text:list-item>
                <text:list-item>
                  <text:p text:style-name="P12">I'm not the greatest at reading others' code and trying to modify what they have done or figure out what they did or where to make my updates.<text:line-break/></text:p>
                </text:list-item>
                <text:list-item>
                  <text:p text:style-name="P12">I would hate to affect other communities with my notion and thought processes. <text:s/>I don't want to force this upon anyone, which is why I feel being distribution agnostic is the better way to go. <text:s/>If a particular distribution community would be interested in having their package manager(s) updated to allow for donations, I would be all for it and would assist however I could.</text:p>
                </text:list-item>
              </text:list>
            </text:list-item>
          </text:list>
        </text:list-item>
      </text:list>
      <text:p text:style-name="P1"/>
      <text:p text:style-name="P7">The Basic Intentions Of The Program</text:p>
      <text:p text:style-name="P1"/>
      <text:p text:style-name="P1">The concept for LCSI is fairly straightforward: <text:s/>I'm going to have a SQLite Database that is maintained with up-to-date information on the various packages. <text:s/>I am going to start with the availability to donate through Flattr &amp; PayPal with the hope of being able to expand the available donation options (source I'm considering: <text:s/>Gittip, Snowdrift.coop, &amp; Bitcoin. <text:s/>If there are other good ways for projects to sign-up and receive donations, I'm willing to add them to the list. <text:s/>Whatever helps the developers, even if I don't agree with all of the donation site's philosophies, because this project isn't about me, it's about getting money into the hands of the developers to free up their resource constraints and let them do what they do best: <text:s/>Make open-source software).</text:p>
      <text:p text:style-name="P1"/>
      <text:p text:style-name="P1">LCSI will have three sets of packages available per piece of software: <text:s/>Stable, Cutting Edge, and Bleeding Edge. <text:s/>Stable will be the latest stable release. <text:s/>Cutting Edge will consist of the latest stable or beta versions. <text:s/>Bleeding Edge will link you straight up to a git, Subversion, etc. repository and will give you the latest push. <text:s/>The user can select an overall default setting for the software they download and will also be given the option to select at an individual package level (which would override the default).</text:p>
      <text:p text:style-name="P1"/>
      <text:p text:style-name="P1">I have considered and even intended during the early phases of thinking this through of linking LCSI up to the distribution's <text:s/>Command Line package managers (such as apt for *buntu and pacman for Arch). <text:s/>I have also considered just grabbing the links directly from the website and building the source code from scratch. <text:s/>People have explained the complexity of trying to manage something like that. <text:s/>The third thought process is to use a standardized package building script (such as PKGBUILD for Arch or the build system for Gentoo) to merge the two worlds together. <text:s/>While I continue to ponder this and ride the fence as to which way I want to ultimately proceed, I want to find a way to support any of these methods until I know which way I end up going (if I don't try to overachieve and find a way to do both).</text:p>
      <text:p text:style-name="P1"/>
      <text:p text:style-name="P11">SQL Tables</text:p>
      <text:p text:style-name="P7"/>
      <text:p text:style-name="P5">Packages</text:p>
      <text:p text:style-name="P1">This main package table will include the following information:</text:p>
      <text:p text:style-name="P1"/>
      <text:list xml:id="list6904069144794046140" text:style-name="L2">
        <text:list-item>
          <text:list>
            <text:list-item>
              <text:list>
                <text:list-item>
                  <text:p text:style-name="P13">Primary Key</text:p>
                  <text:p text:style-name="P13"/>
                </text:list-item>
                <text:list-item>
                  <text:p text:style-name="P13">Status (In the repo, this will always be 0. <text:s/>This is used on the client side when comparing the available version to the installed version to display an image identifying whether they are current or need to upgrade)</text:p>
                  <text:p text:style-name="P13"/>
                </text:list-item>
                <text:list-item>
                  <text:p text:style-name="P13">Package Name</text:p>
                  <text:p text:style-name="P13"/>
                </text:list-item>
                <text:list-item>
                  <text:p text:style-name="P13">Category</text:p>
                  <text:p text:style-name="P13"/>
                </text:list-item>
                <text:list-item>
                  <text:p text:style-name="P13">Developer ID (Foreign Key to Developer Table) (Thanks, [lsd]!) (Although there are usually a lot of contributers or even multiple developers, this is going to support one developer at a time, although we can easily input a developer group's info instead of an individual developer)<text:line-break/></text:p>
                </text:list-item>
                <text:list-item>
                  <text:p text:style-name="P13">Description of Software</text:p>
                  <text:p text:style-name="P13"/>
                </text:list-item>
                <text:list-item>
                  <text:p text:style-name="P13">URL to Software's Primary Website</text:p>
                  <text:p text:style-name="P13"/>
                </text:list-item>
                <text:list-item>
                  <text:p text:style-name="P13">Hidden (Package is hidden, either because the developer wishes to opt out of the repository or because we want to consider the package “deleted” with the option to “undelete” later) (Thanks, [lsd]!)</text:p>
                </text:list-item>
              </text:list>
            </text:list-item>
          </text:list>
        </text:list-item>
      </text:list>
      <text:p text:style-name="P1"/>
      <text:p text:style-name="P3">Package_Versions</text:p>
      <text:p text:style-name="P1">The Package_Versions Table will contain the data for the various package versions. <text:s/>The Package_Versions Table will include the following information:</text:p>
      <text:p text:style-name="P1"/>
      <text:list xml:id="list1548444587257391396" text:style-name="L3">
        <text:list-item>
          <text:list>
            <text:list-item>
              <text:list>
                <text:list-item>
                  <text:p text:style-name="P14">Primary Key</text:p>
                  <text:p text:style-name="P14"/>
                </text:list-item>
                <text:list-item>
                  <text:p text:style-name="P14">Package ID (Foreign Key to Packages Table)</text:p>
                  <text:p text:style-name="P14"/>
                </text:list-item>
                <text:list-item>
                  <text:p text:style-name="P14">Stable Version #</text:p>
                  <text:p text:style-name="P14"/>
                </text:list-item>
                <text:list-item>
                  <text:p text:style-name="P14">Stable Version Source Code URL</text:p>
                  <text:p text:style-name="P14"/>
                </text:list-item>
                <text:list-item>
                  <text:p text:style-name="P14">Stable Version Dependencies</text:p>
                  <text:p text:style-name="P14"/>
                </text:list-item>
                <text:list-item>
                  <text:p text:style-name="P14">Cutting Edge Version #</text:p>
                  <text:p text:style-name="P14"/>
                </text:list-item>
                <text:list-item>
                  <text:p text:style-name="P14">Cutting Edge Version Source Code URL</text:p>
                  <text:p text:style-name="P14"/>
                </text:list-item>
                <text:list-item>
                  <text:p text:style-name="P14">Cutting Edge Version Dependencies</text:p>
                  <text:p text:style-name="P14"/>
                </text:list-item>
                <text:list-item>
                  <text:p text:style-name="P14">Bleeding Edge Version #</text:p>
                  <text:p text:style-name="P14"/>
                </text:list-item>
                <text:list-item>
                  <text:p text:style-name="P14">Bleeding Edge Version Source Code URL</text:p>
                  <text:p text:style-name="P14"/>
                </text:list-item>
                <text:list-item>
                  <text:p text:style-name="P14">Bleeding Edge Version Dependencies</text:p>
                  <text:p text:style-name="P14"/>
                </text:list-item>
                <text:list-item>
                  <text:p text:style-name="P14">Local Repository ID <text:s/>(example: <text:s/>APT, YUM, PACMAN, AUR) <text:s/>(Thanks, eviljames!!)</text:p>
                  <text:p text:style-name="P14"/>
                </text:list-item>
                <text:list-item>
                  <text:p text:style-name="P14">Local Repository Version #</text:p>
                  <text:p text:style-name="P14"/>
                </text:list-item>
                <text:list-item>
                  <text:p text:style-name="P14">Local Repository Package Name</text:p>
                  <text:p text:style-name="P14"/>
                </text:list-item>
                <text:list-item>
                  <text:p text:style-name="P14">Local Repository </text:p>
                </text:list-item>
              </text:list>
            </text:list-item>
          </text:list>
        </text:list-item>
      </text:list>
      <text:p text:style-name="P1"/>
      <text:p text:style-name="P3"><text:soft-page-break/>Donation</text:p>
      <text:p text:style-name="P1">The Donation Table will house the information for the various donation sites the developer/software may be a part of. <text:s/>This table will be small to start with, but I anticipate that it will grow as I can support the additional donation sites. <text:s/>The Donation Table will include the following information:</text:p>
      <text:p text:style-name="P1"/>
      <text:list xml:id="list3014591413174911004" text:style-name="L4">
        <text:list-item>
          <text:list>
            <text:list-item>
              <text:list>
                <text:list-item>
                  <text:p text:style-name="P15">Primary Key</text:p>
                  <text:p text:style-name="P15"/>
                </text:list-item>
                <text:list-item>
                  <text:p text:style-name="P15">Package ID (Foreign Key to Packages Table)</text:p>
                  <text:p text:style-name="P15"/>
                </text:list-item>
                <text:list-item>
                  <text:p text:style-name="P15">Flattr ID # <text:s/>(To use JS, I may need to include Flattr URL for the individual project as well, which could potentially be different than the URL to Software's Primary Website in the All_Software Table)</text:p>
                  <text:p text:style-name="P15"/>
                </text:list-item>
                <text:list-item>
                  <text:p text:style-name="P15">PayPal ID #</text:p>
                </text:list-item>
              </text:list>
            </text:list-item>
          </text:list>
        </text:list-item>
      </text:list>
      <text:p text:style-name="P4"/>
      <text:p text:style-name="P4"/>
      <text:p text:style-name="P3">Developer<text:span text:style-name="T2"> <text:s/>(Thanks, [lsd]!)</text:span></text:p>
      <text:p text:style-name="P2">The Developer Table will house the information on the primary developer of a project and be linked into the Packages table via Foreign key. <text:s/>The Developer Table will include the following information:</text:p>
      <text:p text:style-name="P2"/>
      <text:list xml:id="list6370501191127858809" text:style-name="L5">
        <text:list-item>
          <text:list>
            <text:list-item>
              <text:list>
                <text:list-item>
                  <text:p text:style-name="P18">Primary Key</text:p>
                  <text:p text:style-name="P18"/>
                </text:list-item>
                <text:list-item>
                  <text:p text:style-name="P18">Developer Name</text:p>
                  <text:p text:style-name="P18"/>
                </text:list-item>
                <text:list-item>
                  <text:p text:style-name="P18">Developer Nick Name</text:p>
                  <text:p text:style-name="P18"/>
                </text:list-item>
                <text:list-item>
                  <text:p text:style-name="P18">E-mail Address</text:p>
                  <text:p text:style-name="P18"/>
                </text:list-item>
                <text:list-item>
                  <text:p text:style-name="P18">Website</text:p>
                </text:list-item>
              </text:list>
            </text:list-item>
          </text:list>
        </text:list-item>
      </text:list>
      <text:p text:style-name="P4"/>
      <text:p text:style-name="P3">Installed</text:p>
      <text:p text:style-name="P2">The Installed Table is a table that will be refreshed every time LCSI is loaded. <text:s/>The reason for this is that we do not want to assume that the user has completely stopped using their other package manager(s) (especially when the package list is started and not a whole lot of packages are listed in there). <text:s/>This will be a main table (not a temporary) to accommodate package-specific options chosen by the user (e.g. an Install version [Stable, Cutting, Bleeding] different from the default, whether or not to prevent automatic upgrades). <text:s/>The Installed Table will include the following information:</text:p>
      <text:p text:style-name="P2"/>
      <text:list xml:id="list91144667941947283" text:style-name="L6">
        <text:list-item>
          <text:list>
            <text:list-item>
              <text:list>
                <text:list-item>
                  <text:p text:style-name="P19">Primary Key</text:p>
                  <text:p text:style-name="P19"/>
                </text:list-item>
                <text:list-item>
                  <text:p text:style-name="P19">Package ID (Foreign Key to Packages Table)</text:p>
                  <text:p text:style-name="P19"/>
                </text:list-item>
                <text:list-item>
                  <text:p text:style-name="P19">Version Type (populated only if different from default)</text:p>
                  <text:p text:style-name="P19"/>
                </text:list-item>
                <text:list-item>
                  <text:p text:style-name="P19">Prevent Upgrade (Boolean)</text:p>
                </text:list-item>
              </text:list>
            </text:list-item>
          </text:list>
        </text:list-item>
      </text:list>
      <text:p text:style-name="P2"/>
      <text:p text:style-name="P10">Repository Update</text:p>
      <text:p text:style-name="P2">In order to update the package manager's repository, the LCSI will need to either connect to an SQL Database over the internet, or download a SQL Database and then connect to it locally. <text:s/>Either way, the SQL database would update the Packages, Package_Versions, Donation, and Developer Tables with the most current information received from the maintainer(s) of the repository.</text:p>
      <text:p text:style-name="P2"/>
      <text:p text:style-name="P2">LCSI needs to be able to accommodate the ability to choose different (or additional?) LCSI repositories, in case anyone wishes to create their own repositories. <text:s/>My personal preference would be that there would be one repository for everyone to use and I just add additional maintainers to the single repository, but again, it's not about me. <text:s/>I want to make this software so that others can add on as they deem appropriate.</text:p>
      <text:p text:style-name="P2"/>
      <text:p text:style-name="P2">The online database will need to be password protected for writing, readable by everyone (I believe this is possible with SQLite, but I need to look into this to be sure. <text:s/>If not, I'll need to figure out an alternate way to ensure only the maintainers can update the online repository database).</text:p>
      <text:p text:style-name="P2"/>
      <text:p text:style-name="P2"/>
      <text:p text:style-name="P6">Graphical User Interface (GUI)</text:p>
      <text:p text:style-name="P2">I would like a GUI that would work well for both the end-user and the maintainer. <text:s/>The prototype shows a basic table pulling data from the SQL Database. <text:s/>Initial thoughts on this have been to make the Table itself completely read-only and to handle all end-user/maintainer actions through a right-click menu. <text:s/>On further thought, I'm thinking having a user-editable checkbox in the table will make it easier for the end-user to install multiple packages at once.</text:p>
      <text:p text:style-name="P2"/>
      <text:p text:style-name="P2">The maintainer functions, however, would be one package at a time. <text:s/>The thought process behind this is that it is less likely (yet still not impossible) in that scenario to update the wrong record, thus causing issues. <text:s/>They can edit one developer profile, one package, etc. at a time. <text:s/>The right-click options would give them the maintainer options when they are logged in successfully to the remote database, and will bring up the appropriate form to edit the data as they indicated.</text:p>
      <text:p text:style-name="P2"/>
      <text:p text:style-name="P2">I would like to get an Icon Toolbar set up to allow people to click on the icon buttons instead of the right-clicks. <text:s/>With the Icon Toolbars, I can also set up Keyboard Shortcuts. <text:s/>While I'm at it, I might as well set up Menu items to accommodate pretty much every possible way someone could think to perform actions.</text:p>
      <text:p text:style-name="P2"/>
      <text:p text:style-name="P6">Donations</text:p>
      <text:p text:style-name="P2">The donations are not handled directly through the software, per say. <text:s/>There weill be icons that appear for the various donation sponsors. <text:s/>These are hyperlinks, and the hyperlinks are not embedded in the software for potential copyright reasons, rather they are pulled straight from the websites as indicated for website use. <text:s/>When the user clicks on the appropriate icon, a dialog popup with a Web Browser Viewer displays the website. <text:s/>The transaction is completed through the website directly. <text:s/>I would eventually like to be able to have the user store their usernames for the various donation sites, and simply enter their password to allow secure login to the website (which will avoid having anyone coming along and spending someone else's money). <text:s/>I may look into better integration in the future, but that's my goal for the initial release.</text:p>
      <text:p text:style-name="P2"/>
      <text:p text:style-name="P2">There have been recommendations of setting up automatic monthly/weekly contributions for these various websites. <text:s/>That is something that I am not planning on implementing initially. <text:s/>If I do get better integration for one or more sites, this may be something I can consider in the future.</text:p>
      <text:p text:style-name="P2"/>
      <text:p text:style-name="P2"/>
      <text:p text:style-name="P21">Other Ideas/Plugins</text:p>
      <text:p text:style-name="P2">Someone recommended creating a daemon to keep track of how many times/how long in total time a software was used. <text:s/>This information would then be stored in a file that can be opened up and displayed in a front-end application and integrated into LCSI to help the user realize what software they tend to use the most, which can aid in the decision of what package(s) they wish to donate to. <text:s/><text:span text:style-name="T3">If</text:span> I were to implement this (and that's a big if), I would make it a separate plugin/package to install, for two reasons:</text:p>
      <text:p text:style-name="P2"/>
      <text:list xml:id="list6608577379052161984" text:style-name="L7">
        <text:list-item>
          <text:list>
            <text:list-item>
              <text:list>
                <text:list-item>
                  <text:p text:style-name="P20">Some people are weary of such an application and would potentially think that this is spying. <text:s/>It isn't my intent to spy. <text:s/>The information would purely be local and for the end-user's user only. <text:s/>To ensure that no one would think of it as spying, requiring someone to install it separately would ensure only those who want this feature would have it. <text:s/>(For those who are really weary, rest assured this code would be Open Source as well so you can verify it's not sending data anywhere).</text:p>
                  <text:p text:style-name="P20"/>
                </text:list-item>
                <text:list-item>
                  <text:p text:style-name="P20">Being a Musician and needing every shred of CPU &amp; RAM myself, having one more Daemon running is not on my list of things to have.</text:p>
                </text:list-item>
              </text:list>
            </text:list-item>
          </text:list>
        </text:list-item>
      </text:list>
      <text:p text:style-name="P2"><text:soft-page-break/></text:p>
      <text:p text:style-name="P2"/>
      <text:p text:style-name="P2"/>
      <text:p text:style-name="P2"/>
      <text:p text:style-name="P2"/>
      <text:p text:style-name="P2"><text:span text:style-name="T4">NOTE</text:span>: <text:s/><text:span text:style-name="T3">The above requirements originated partly from my original thoughts and partly from conversations with others that have been providing rather awesome ideas and suggestions. <text:s/>As this program is in the midst of being written beyond the prototype that is currently posted on GitHub, I wish it to be known that, although I put a lot of thought into this program (including the SQL Tables), ANYTHING on here is subject to change as people provide more awesome ideas and suggestions. <text:s/>So, let's hear what ya' g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page-layout style:name="Mpm1">
      <style:page-layout-properties fo:page-width="8.5in" fo:page-height="11in" style:num-format="1" style:print-orientation="portrait" fo:margin-top="0.5in" fo:margin-bottom="0.5in" fo:margin-left="0.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Header">Last Updated: <text:s/>May 16<text:span text:style-name="MT1">th</text:span>, 2013 by Jason Harrer (jazzyeagle79@gmai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6T12:17:10</meta:creation-date>
    <dc:date>2013-05-16T22:56:50</dc:date>
    <meta:editing-duration>PT2H11M45S</meta:editing-duration>
    <meta:editing-cycles>6</meta:editing-cycles>
    <meta:generator>OpenOffice.org/3.4.1$Unix OpenOffice.org_project/341m1$Build-9593</meta:generator>
    <meta:document-statistic meta:table-count="0" meta:image-count="0" meta:object-count="0" meta:page-count="5" meta:paragraph-count="77" meta:word-count="2122" meta:character-count="12523"/>
  </office:meta>
</office:document-meta>
</file>